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7d66d"/>
    </style:style>
    <style:style style:name="P2" style:family="paragraph" style:parent-style-name="Text_20_body">
      <style:text-properties officeooo:paragraph-rsid="00083110"/>
    </style:style>
    <style:style style:name="P3" style:family="paragraph" style:parent-style-name="Text_20_body">
      <style:text-properties officeooo:paragraph-rsid="000ddc49"/>
    </style:style>
    <style:style style:name="P4" style:family="paragraph" style:parent-style-name="Text_20_body">
      <style:text-properties officeooo:paragraph-rsid="000f4676"/>
    </style:style>
    <style:style style:name="P5" style:family="paragraph" style:parent-style-name="Text_20_body">
      <style:text-properties officeooo:paragraph-rsid="00112bd0"/>
    </style:style>
    <style:style style:name="P6" style:family="paragraph" style:parent-style-name="Text_20_body">
      <style:text-properties officeooo:paragraph-rsid="0015ce94"/>
    </style:style>
    <style:style style:name="P7" style:family="paragraph" style:parent-style-name="Text_20_body">
      <style:text-properties officeooo:paragraph-rsid="00177b55"/>
    </style:style>
    <style:style style:name="P8" style:family="paragraph" style:parent-style-name="Text_20_body">
      <style:text-properties officeooo:paragraph-rsid="00183e3b"/>
    </style:style>
    <style:style style:name="P9" style:family="paragraph" style:parent-style-name="Text_20_body">
      <style:text-properties officeooo:rsid="0007d66d" officeooo:paragraph-rsid="0007d66d"/>
    </style:style>
    <style:style style:name="P10" style:family="paragraph" style:parent-style-name="Text_20_body">
      <style:text-properties officeooo:rsid="000870d1" officeooo:paragraph-rsid="000870d1"/>
    </style:style>
    <style:style style:name="P11" style:family="paragraph" style:parent-style-name="Text_20_body">
      <style:text-properties officeooo:rsid="000cd406" officeooo:paragraph-rsid="000cd406"/>
    </style:style>
    <style:style style:name="P12" style:family="paragraph" style:parent-style-name="Text_20_body">
      <style:text-properties officeooo:paragraph-rsid="001a879b"/>
    </style:style>
    <style:style style:name="P13" style:family="paragraph" style:parent-style-name="Heading_20_2">
      <style:text-properties officeooo:rsid="0009d1d5"/>
    </style:style>
    <style:style style:name="P14" style:family="paragraph" style:parent-style-name="Heading_20_2">
      <style:text-properties officeooo:rsid="000ba610"/>
    </style:style>
    <style:style style:name="P15" style:family="paragraph" style:parent-style-name="Heading_20_1">
      <style:text-properties officeooo:rsid="0007d66d"/>
    </style:style>
    <style:style style:name="T1" style:family="text">
      <style:text-properties officeooo:rsid="0007d66d"/>
    </style:style>
    <style:style style:name="T2" style:family="text">
      <style:text-properties officeooo:rsid="00083110"/>
    </style:style>
    <style:style style:name="T3" style:family="text">
      <style:text-properties officeooo:rsid="000870d1"/>
    </style:style>
    <style:style style:name="T4" style:family="text">
      <style:text-properties officeooo:rsid="000925ec"/>
    </style:style>
    <style:style style:name="T5" style:family="text">
      <style:text-properties officeooo:rsid="000c0846"/>
    </style:style>
    <style:style style:name="T6" style:family="text">
      <style:text-properties officeooo:rsid="000cc345"/>
    </style:style>
    <style:style style:name="T7" style:family="text">
      <style:text-properties officeooo:rsid="000ddc49"/>
    </style:style>
    <style:style style:name="T8" style:family="text">
      <style:text-properties fo:font-weight="bold" officeooo:rsid="000ddc49" style:font-weight-asian="bold" style:font-weight-complex="bold"/>
    </style:style>
    <style:style style:name="T9" style:family="text">
      <style:text-properties fo:font-weight="bold" officeooo:rsid="0012255a" style:font-weight-asian="bold" style:font-weight-complex="bold"/>
    </style:style>
    <style:style style:name="T10" style:family="text">
      <style:text-properties fo:font-weight="bold" officeooo:rsid="0015cd69" style:font-weight-asian="bold" style:font-weight-complex="bold"/>
    </style:style>
    <style:style style:name="T11" style:family="text">
      <style:text-properties fo:font-weight="bold" officeooo:rsid="0015ce94" style:font-weight-asian="bold" style:font-weight-complex="bold"/>
    </style:style>
    <style:style style:name="T12" style:family="text">
      <style:text-properties fo:font-weight="bold" officeooo:rsid="00183e3b" style:font-weight-asian="bold" style:font-weight-complex="bold"/>
    </style:style>
    <style:style style:name="T13" style:family="text">
      <style:text-properties officeooo:rsid="000f4676"/>
    </style:style>
    <style:style style:name="T14" style:family="text">
      <style:text-properties officeooo:rsid="000ff2cf"/>
    </style:style>
    <style:style style:name="T15" style:family="text">
      <style:text-properties officeooo:rsid="00112bd0"/>
    </style:style>
    <style:style style:name="T16" style:family="text">
      <style:text-properties officeooo:rsid="0012255a"/>
    </style:style>
    <style:style style:name="T17" style:family="text">
      <style:text-properties officeooo:rsid="0015cd69"/>
    </style:style>
    <style:style style:name="T18" style:family="text">
      <style:text-properties officeooo:rsid="0015ce94"/>
    </style:style>
    <style:style style:name="T19" style:family="text">
      <style:text-properties officeooo:rsid="00177b55"/>
    </style:style>
    <style:style style:name="T20" style:family="text">
      <style:text-properties officeooo:rsid="00183e3b"/>
    </style:style>
    <style:style style:name="T21" style:family="text">
      <style:text-properties officeooo:rsid="001a879b"/>
    </style:style>
    <style:style style:name="T22" style:family="text">
      <style:text-properties officeooo:rsid="001cc19e"/>
    </style:style>
    <style:style style:name="T23" style:family="text">
      <style:text-properties officeooo:rsid="002283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Emacs Abl-Mode Cheatsheet</text:h>
      <text:h text:style-name="P13" text:outline-level="2">Commands</text:h>
      <text:p text:style-name="P9">M-x abl-mode : <text:tab/>Toggle abl-mode</text:p>
      <text:p text:style-name="P1"><text:span text:style-name="T1">C-c w<text:tab/><text:tab/><text:tab/></text:span><text:span text:style-name="T2">Which branch am I on? (If you're in a git repository, the outcome of the 'git <text:tab/><text:tab/><text:tab/><text:tab/>branch' command; if you're in a subversion repository, the name of the directory)</text:span></text:p>
      <text:p text:style-name="P1"><text:span text:style-name="T1">C-c t<text:tab/><text:tab/><text:tab/>Run test at point (function if cursor is inside a function, class if cursor is inside a <text:tab/><text:tab/><text:tab/><text:tab/>class </text:span><text:span text:style-name="T5">but not in a function</text:span><text:span text:style-name="T1">, file if cursor is at the first line of a file)</text:span></text:p>
      <text:p text:style-name="P10">C-c u<text:tab/><text:tab/><text:tab/>Rerun last test entity (whatever was run the last time with C-c t)</text:p>
      <text:p text:style-name="P1"><text:span text:style-name="T1">C-c r<text:tab/><text:tab/><text:tab/>Run the </text:span><text:span text:style-name="T3">w</text:span><text:span text:style-name="T23">eb</text:span><text:span text:style-name="T3"> </text:span><text:span text:style-name="T1">server for the </text:span><text:span text:style-name="T2">branch you're on </text:span><text:span text:style-name="T23">(or whatever else you have <text:tab/><text:tab/><text:tab/><text:tab/><text:tab/>customized it to be)</text:span></text:p>
      <text:p text:style-name="P12"><text:span text:style-name="T1">C-c </text:span><text:span text:style-name="T21">s</text:span><text:span text:style-name="T1"><text:tab/><text:tab/><text:tab/></text:span><text:span text:style-name="T21">Run the python of the virtual env for this branch</text:span></text:p>
      <text:p text:style-name="P2"><text:span text:style-name="T2">C-c </text:span><text:span text:style-name="T3">a<text:tab/><text:tab/><text:tab/>Reload all buffers that have no unsaved changes (useful if you switch branches <text:tab/><text:tab/><text:tab/><text:tab/>on git; notifies you in case there were buffers with unsaved changes)</text:span></text:p>
      <text:p text:style-name="P6"><text:span text:style-name="T4">C-c o<text:tab/><text:tab/><text:tab/>Open the python entity at point. </text:span><text:span text:style-name="T6">The python entity must be in the format <text:tab/><text:tab/><text:tab/><text:tab/><text:tab/>package.name:ClassName.function_name . This can be used to open test <text:tab/><text:tab/><text:tab/><text:tab/><text:tab/>functions which are documented as failed </text:span><text:span text:style-name="T18">in the test run text downloaded with C-<text:tab/><text:tab/><text:tab/>c d</text:span></text:p>
      <text:h text:style-name="P14" text:outline-level="2">Configuration</text:h>
      <text:p text:style-name="P11">You can set any of the following options by including a line such as the following in your .emacs file:</text:p>
      <text:p text:style-name="P11">(setq option-name new-value)</text:p>
      <text:p text:style-name="P11"/>
      <text:p text:style-name="P4"><text:span text:style-name="T7">nose-command<text:tab/><text:tab/>The command which is used to run unit tests. </text:span><text:span text:style-name="T8">Default:</text:span><text:span text:style-name="T7"> nose -s %s</text:span></text:p>
      <text:p text:style-name="P3"><text:span text:style-name="T7">vem-</text:span><text:span text:style-name="T15">activate-</text:span><text:span text:style-name="T7">command<text:tab/>The command used for activating a python virtual environment. </text:span><text:span text:style-name="T9">Default: <text:tab/></text:span><text:span text:style-name="T16"><text:tab/><text:tab/><text:tab/>vem_activate %s</text:span></text:p>
      <text:p text:style-name="P5"><text:span text:style-name="T7">vem-</text:span><text:span text:style-name="T15">create-</text:span><text:span text:style-name="T7">command<text:tab/><text:tab/>The command used for activating a python virtual environment. <text:s/></text:span><text:span text:style-name="T10">Default:</text:span><text:span text:style-name="T17"> <text:tab/><text:tab/><text:tab/><text:tab/>vem create %s</text:span></text:p>
      <text:p text:style-name="P7"><text:span text:style-name="T13">v</text:span><text:span text:style-name="T22">ems</text:span><text:span text:style-name="T13">-base-dir <text:tab/><text:tab/></text:span><text:span text:style-name="T14">The directory in which</text:span><text:span text:style-name="T18"> new virtual environments are stored. This should <text:tab/><text:tab/><text:tab/><text:tab/><text:tab/>be the same directory in which the above mentioned vem commands <text:tab/><text:tab/><text:tab/><text:tab/><text:tab/>create the environments. </text:span><text:span text:style-name="T11">Default: </text:span><text:span text:style-name="T19">~/.virtualenvs</text:span></text:p>
      <text:p text:style-name="P8"><text:span text:style-name="T20">branch-shell-prefix<text:tab/><text:tab/>The string appended to the name of the shell buffer created to run tests or <text:tab/><text:tab/><text:tab/><text:tab/>wsgi server. </text:span><text:span text:style-name="T12">Default: </text:span><text:span text:style-name="T20">ABL-SHELL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Ulas Tuerkmen</meta:initial-creator>
    <meta:creation-date>2011-05-09T11:53:57</meta:creation-date>
    <dc:date>2011-07-18T15:17:52</dc:date>
    <dc:creator>Ulas Tuerkmen</dc:creator>
    <meta:editing-duration>PT05H37M41S</meta:editing-duration>
    <meta:editing-cycles>26</meta:editing-cycles>
    <meta:generator>OpenOffice.org/3.2$Linux OpenOffice.org_project/320m19$Build-9505</meta:generator>
    <meta:document-statistic meta:table-count="0" meta:image-count="0" meta:object-count="0" meta:page-count="1" meta:paragraph-count="18" meta:word-count="304" meta:character-count="1836"/>
  </office:meta>
</office:document-meta>
</file>